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AA353A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T1" style:family="text">
      <style:text-properties fo:font-size="10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1.905cm" svg:height="0.953cm" svg:x="17.827cm" svg:y="12.112cm">
          <text:p text:style-name="P3"><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9)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2T23:33:20.145000000</meta:creation-date>
    <dc:date>2024-12-14T17:36:50.128000000</dc:date>
    <meta:editing-duration>PT6H11M39S</meta:editing-duration>
    <meta:editing-cycles>11</meta:editing-cycles>
    <meta:generator>LibreOffice/24.2.5.2$Windows_X86_64 LibreOffice_project/bffef4ea93e59bebbeaf7f431bb02b1a39ee8a59</meta:generator>
    <meta:document-statistic meta:object-count="68"/>
  </office:meta>
</office:document-meta>
</file>